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s le cadre de son travail, M Zogg a été impliqué dans de nombreux développements sur mandats industriels :</text:p>
      <text:p text:style-name="Standard"/>
      <text:p text:style-name="Standard">Son activité principale a été de développer des solutions dans le domaine de la vision industrielle, en particulier dans le domaine du traitement et de l'analyse d'images. Dans ce cadre monsieur Zogg a développé divers algorithme . Il a aussi pris en charge le développement mécanique et électronique de ces projets en développant par exemple des pièces de maintien ou des petites cartes électroniques de commande pour des éclair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Zogg</meta:initial-creator>
    <meta:creation-date>2015-01-13T14:32:13.62</meta:creation-date>
    <meta:document-statistic meta:table-count="0" meta:image-count="0" meta:object-count="0" meta:page-count="1" meta:paragraph-count="2" meta:word-count="88" meta:character-count="543"/>
    <dc:date>2015-01-13T14:41:25.70</dc:date>
    <dc:creator>Jérémy Zogg</dc:creator>
    <meta:editing-duration>PT9M12S</meta:editing-duration>
    <meta:editing-cycles>1</meta:editing-cycles>
    <meta:generator>OpenOffice/4.1.1$Win32 OpenOffice.org_project/411m6$Build-9775</meta:generator>
  </office:meta>
</office:document-meta>
</file>